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231f20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231f20" fo:font-size="11pt" style:font-size-asian="11pt" style:font-size-complex="11pt" fo:hyphenate="false"/>
    </style:style>
    <style:style style:name="T1" style:family="text">
      <style:text-properties fo:color="#231f20" fo:font-size="11pt" style:font-size-asian="11pt" style:font-size-complex="11pt"/>
    </style:style>
    <style:style style:name="T2" style:family="text">
      <style:text-properties fo:color="#231f20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036cm" svg:height="7.06cm" svg:x="0.022cm" svg:y="0.0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486cm 6.424cm)">
          <draw:text-box>
            <text:p><text:span text:style-name="T1">naive</text:span></text:p>
          </draw:text-box>
        </draw:frame>
        <draw:frame draw:style-name="gr2" draw:text-style-name="P3" draw:layer="layout" svg:width="1.323cm" svg:height="0.683cm" draw:transform="rotate (1.5707963267949) translate (3.835cm 6.433cm)">
          <draw:text-box>
            <text:p text:style-name="P2"><text:span text:style-name="T2">vec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29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21:47:22</dc:date>
    <dc:creator>Marcus Mae</dc:creator>
    <meta:editing-duration>PT27M18S</meta:editing-duration>
    <meta:editing-cycles>12</meta:editing-cycles>
    <meta:generator>LibreOffice/3.5$Linux_X86_64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400" chart:reverse-direction="false" text:line-break="false" chart:link-data-style-to-source="false" chart:axis-position="1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false" chart:data-label-number="value" chart:data-label-text="false" chart:data-label-symbol="false"/>
      <style:graphic-properties svg:stroke-color="#231f20" draw:fill-color="#fee755" dr3d:edge-rounding="5%"/>
      <style:text-properties fo:font-size="8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37cm" svg:height="7.061cm" xlink:href="." xlink:type="simple" chart:class="chart:bar" chart:style-name="ch1">
        <chart:plot-area chart:style-name="ch2" chart:data-source-has-labels="both" svg:x="1.233cm" svg:y="0.699cm" svg:width="3.604cm" svg:height="5.801cm">
          <chartooo:coordinate-region svg:x="2.04cm" svg:y="0.898cm" svg:width="2.797cm" svg:height="5.403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title svg:x="0.451cm" svg:y="5.072cm" chart:style-name="ch5">
              <text:p>GFlop/sec (raw)</text:p>
            </chart:title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style-name="ch8"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132.7111242363">
                <text:p>132.7111242363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121.4096573701">
                <text:p>121.40965737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